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71c51"/>
    </style:style>
    <style:style style:name="P2" style:family="paragraph" style:parent-style-name="Standard">
      <style:text-properties fo:language="en" fo:country="GB" officeooo:rsid="000bfc75" officeooo:paragraph-rsid="000bfc75"/>
    </style:style>
    <style:style style:name="P3" style:family="paragraph" style:parent-style-name="Standard">
      <style:text-properties fo:language="en" fo:country="GB" officeooo:rsid="00079136" officeooo:paragraph-rsid="00079136"/>
    </style:style>
    <style:style style:name="P4" style:family="paragraph" style:parent-style-name="Standard">
      <style:text-properties fo:language="en" fo:country="GB" officeooo:rsid="00079136" officeooo:paragraph-rsid="00071c51"/>
    </style:style>
    <style:style style:name="P5" style:family="paragraph" style:parent-style-name="Standard">
      <style:text-properties fo:language="en" fo:country="GB" officeooo:rsid="000f35c6" officeooo:paragraph-rsid="000f35c6"/>
    </style:style>
    <style:style style:name="P6" style:family="paragraph" style:parent-style-name="Standard">
      <style:text-properties fo:language="en" fo:country="GB" officeooo:rsid="001275e6" officeooo:paragraph-rsid="001275e6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officeooo:rsid="0008f9c2"/>
    </style:style>
    <style:style style:name="T6" style:family="text">
      <style:text-properties officeooo:rsid="000bfc75"/>
    </style:style>
    <style:style style:name="T7" style:family="text">
      <style:text-properties officeooo:rsid="000c4c3d"/>
    </style:style>
    <style:style style:name="T8" style:family="text">
      <style:text-properties officeooo:rsid="000f3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puty Commissioner of Police</text:p>
      <text:p text:style-name="P6">Office of the DCP</text:p>
      <text:p text:style-name="P5">Bahadur Shah Zafar Road</text:p>
      <text:p text:style-name="P5">Darya Ganj</text:p>
      <text:p text:style-name="P5">New Delhi – 110002</text:p>
      <text:p text:style-name="P1"/>
      <text:p text:style-name="P3"/>
      <text:p text:style-name="P3">August 10, 2016</text:p>
      <text:p text:style-name="P3"/>
      <text:p text:style-name="P7"/>
      <text:p text:style-name="P7">4317/3 Ansari Road</text:p>
      <text:p text:style-name="P7">Darya Ganj</text:p>
      <text:p text:style-name="P7">New Delhi – 110002</text:p>
      <text:p text:style-name="P7"/>
      <text:p text:style-name="P7"/>
      <text:p text:style-name="P4"/>
      <text:p text:style-name="P4"/>
      <text:p text:style-name="P1"/>
      <text:p text:style-name="P1">Subject: Request for a ‘no <text:span text:style-name="T5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10"/>
      <text:p text:style-name="P10">Dear Sir/Ma’am</text:p>
      <text:p text:style-name="P10"/>
      <text:p text:style-name="P10"/>
      <text:p text:style-name="P10"/>
      <text:p text:style-name="P11">I, <text:span text:style-name="T8">Atul Singh Arora s/o Assa Singh Arora,</text:span> am required to produce<text:note text:id="ftn0" text:note-class="footnote"><text:note-citation>1</text:note-citation><text:note-body><text:p text:style-name="P13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7">in</text:span> Quantum Information <text:span text:style-name="T7">from Université libre de Bruxelles</text:span>. <text:span text:style-name="T1">Your office is the competent authority in our country and I kindly request you to issue the same. It would be very helpful if it can be made available within a week as various prerequisite formalities depend on this and I am required to leave for the same in September.</text:span></text:p>
      <text:p text:style-name="P10"/>
      <text:p text:style-name="P12"/>
      <text:p text:style-name="P12"/>
      <text:p text:style-name="P12"/>
      <text:p text:style-name="P12"/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4">email: </text:span><text:a xlink:type="simple" xlink:href="mailto:to.AtulArora@gmail.com" text:style-name="Internet_20_link" text:visited-style-name="Visited_20_Internet_20_Link">to.AtulArora@gmail.com</text:a></text:p>
      <text:p text:style-name="P9"><text:soft-page-break/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3:14:54.539120132</dc:date>
    <meta:editing-duration>PT2H10M32S</meta:editing-duration>
    <meta:editing-cycles>11</meta:editing-cycles>
    <meta:generator>LibreOffice/5.1.3.2$Linux_X86_64 LibreOffice_project/10m0$Build-2</meta:generator>
    <meta:print-date>2016-08-10T12:27:05.797123834</meta:print-date>
    <meta:document-statistic meta:table-count="0" meta:image-count="0" meta:object-count="0" meta:page-count="2" meta:paragraph-count="17" meta:word-count="141" meta:character-count="937" meta:non-whitespace-character-count="811"/>
  </office:meta>
</office:document-meta>
</file>